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21"/>
    <style:style style:name="ce5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2" table:number-columns-repeated="4" table:default-cell-style-name="Default"/>
        <table:table-row table:style-name="ro1">
          <table:table-cell office:value-type="float" office:value="953" calcext:value-type="float">
            <text:p>953</text:p>
          </table:table-cell>
          <table:table-cell table:style-name="ce1" office:value-type="float" office:value="0.313186" calcext:value-type="float">
            <text:p>0.313186</text:p>
          </table:table-cell>
          <table:table-cell table:style-name="ce1" office:value-type="float" office:value="0.073116" calcext:value-type="float">
            <text:p>0.073116</text:p>
          </table:table-cell>
          <table:table-cell table:style-name="ce1" office:value-type="float" office:value="0.086639" calcext:value-type="float">
            <text:p>0.086639</text:p>
          </table:table-cell>
          <table:table-cell table:formula="of:=0.005*[.B1]" office:value-type="float" office:value="0.00156593" calcext:value-type="float">
            <text:p>0.00156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 office:value-type="float" office:value="0.061214" calcext:value-type="float">
            <text:p>0.061214</text:p>
          </table:table-cell>
          <table:table-cell table:style-name="ce1" office:value-type="float" office:value="0.032367" calcext:value-type="float">
            <text:p>0.032367</text:p>
          </table:table-cell>
          <table:table-cell table:style-name="ce1" office:value-type="float" office:value="0.04393" calcext:value-type="float">
            <text:p>0.04393</text:p>
          </table:table-cell>
          <table:table-cell table:formula="of:=0.028*[.B2]" office:value-type="float" office:value="0.001713992" calcext:value-type="float">
            <text:p>0.001713992</text:p>
          </table:table-cell>
          <table:table-cell table:formula="of:=0.03*[.B2]" office:value-type="float" office:value="0.00183642" calcext:value-type="float">
            <text:p>0.00183642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style-name="ce1" office:value-type="float" office:value="0.465289" calcext:value-type="float">
            <text:p>0.465289</text:p>
          </table:table-cell>
          <table:table-cell table:style-name="ce1" office:value-type="float" office:value="0.053693" calcext:value-type="float">
            <text:p>0.053693</text:p>
          </table:table-cell>
          <table:table-cell table:style-name="ce1" office:value-type="float" office:value="0.058029" calcext:value-type="float">
            <text:p>0.058029</text:p>
          </table:table-cell>
          <table:table-cell table:formula="of:=0.002*[.B3]" office:value-type="float" office:value="0.000930578" calcext:value-type="float">
            <text:p>0.000930578</text:p>
          </table:table-cell>
          <table:table-cell table:formula="of:=0.01*[.B3]" office:value-type="float" office:value="0.00465289" calcext:value-type="float">
            <text:p>0.00465289</text:p>
          </table:table-cell>
          <table:table-cell/>
        </table:table-row>
        <table:table-row table:style-name="ro1">
          <table:table-cell office:value-type="string" calcext:value-type="string">
            <text:p>3759 and higher</text:p>
          </table:table-cell>
          <table:table-cell table:style-name="ce1" table:formula="of:=0.025641*2" office:value-type="float" office:value="0.051282" calcext:value-type="float">
            <text:p>0.051282</text:p>
          </table:table-cell>
          <table:table-cell table:style-name="Default" table:formula="of:=SQRT(POWER(2*[.B4]/SQRT(12);2) + POWER(0.0109;2))" office:value-type="float" office:value="0.0315503487777869" calcext:value-type="float">
            <text:p>0.0315503488</text:p>
          </table:table-cell>
          <table:table-cell table:style-name="ce5" table:formula="of:=SQRT(POWER(2*[.B4]/SQRT(12);2) + POWER(0.0152;2))" office:value-type="float" office:value="0.0332814438989657" calcext:value-type="float">
            <text:p>0.0332814439</text:p>
          </table:table-cell>
          <table:table-cell table:formula="of:=0.017*[.B4]" office:value-type="float" office:value="0.000871794" calcext:value-type="float">
            <text:p>0.00087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6.580795" calcext:value-type="float">
            <text:p>6.580795</text:p>
          </table:table-cell>
          <table:table-cell table:style-name="ce1" office:value-type="float" office:value="0.168671" calcext:value-type="float">
            <text:p>0.168671</text:p>
          </table:table-cell>
          <table:table-cell table:style-name="ce1" office:value-type="float" office:value="0.080357" calcext:value-type="float">
            <text:p>0.0803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rr. coeff.</text:p>
          </table:table-cell>
          <table:table-cell table:style-name="ce1" table:formula="of:=-0.09/2-0.121/2" office:value-type="float" office:value="-0.1055" calcext:value-type="float">
            <text:p>-0.1055</text:p>
          </table:table-cell>
          <table:table-cell table:style-name="ce1" office:value-type="float" office:value="0.0205" calcext:value-type="float">
            <text:p>0.0205</text:p>
          </table:table-cell>
          <table:table-cell table:style-name="ce1" table:formula="of:=-0.045/2-0.056/2" office:value-type="float" office:value="-0.0505" calcext:value-type="float">
            <text:p>-0.050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-0.001" calcext:value-type="float">
            <text:p>-0.001</text:p>
          </table:table-cell>
          <table:table-cell table:style-name="ce1" office:value-type="float" office:value="-0.002" calcext:value-type="float">
            <text:p>-0.002</text:p>
          </table:table-cell>
        </table:table-row>
        <table:table-row table:style-name="ro1">
          <table:table-cell office:value-type="string" calcext:value-type="string">
            <text:p>covariances</text:p>
          </table:table-cell>
          <table:table-cell table:style-name="Default" table:formula="of:=[.B7]*[.C1]*[.C2]" office:value-type="float" office:value="-0.000249670557846" calcext:value-type="float">
            <text:p>-0.0002496706</text:p>
          </table:table-cell>
          <table:table-cell table:style-name="Default" table:formula="of:=[.C7]*[.C1]*[.C3]" office:value-type="float" office:value="0.000080479256454" calcext:value-type="float">
            <text:p>8.0479256454E-005</text:p>
          </table:table-cell>
          <table:table-cell table:formula="of:=[.D7]*[.C2]*[.C3]" office:value-type="float" office:value="-0.0000877630072155" calcext:value-type="float">
            <text:p>-0.000087763</text:p>
          </table:table-cell>
          <table:table-cell table:formula="of:=[.E7]*[.C1]*[.C4]" office:value-type="float" office:value="0.00000230683530123667" calcext:value-type="float">
            <text:p>2.30683530123667E-006</text:p>
          </table:table-cell>
          <table:table-cell table:formula="of:=[.F7]*[.C2]*[.C4]" office:value-type="float" office:value="-0.00000102119013889063" calcext:value-type="float">
            <text:p>-1.02119013889063E-006</text:p>
          </table:table-cell>
          <table:table-cell table:formula="of:=[.G7]*[.C3]*[.C4]" office:value-type="float" office:value="-0.00000338806575385142" calcext:value-type="float">
            <text:p>-3.38806575385142E-00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yst on overall normalization</text:p>
          </table:table-cell>
          <table:table-cell table:style-name="Default" table:formula="of:=[.B14]/[.B5]*SQRT(POWER(0.049499;2) + POWER(0.0503;2) + POWER(0.00649;2))" office:value-type="float" office:value="0.0612737468506546" calcext:value-type="float">
            <text:p>0.0612737469</text:p>
          </table:table-cell>
          <table:table-cell table:style-name="ce3" office:value-type="string" calcext:value-type="string">
            <text:p>normalization error due to mum counting, b-12 efficiency and mum lifetime in C-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on sum of gammas</text:p>
          </table:table-cell>
          <table:table-cell table:style-name="Default" table:formula="of:=0.015*SUM([.B1:.B4])" office:value-type="float" office:value="0.013364565" calcext:value-type="float">
            <text:p>0.013364565</text:p>
          </table:table-cell>
          <table:table-cell table:style-name="Default" office:value-type="string" calcext:value-type="string">
            <text:p>efficiency of gamma selection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nswer</text:p>
          </table:table-cell>
          <table:table-cell table:formula="of:=[.B5]-[.B3]-[.B2]-[.B1]-[.B4]" office:value-type="float" office:value="5.689824" calcext:value-type="float">
            <text:p>5.69</text:p>
          </table:table-cell>
          <table:table-cell table:formula="of:=[.B14]" office:value-type="float" office:value="5.689824" calcext:value-type="float">
            <text:p>5.6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error down</text:p>
          </table:table-cell>
          <table:table-cell table:formula="of:=SQRT([.C1]*[.C1]+[.C2]*[.C2]+[.C3]*[.C3]+[.C4]*[.C4]+[.C5]*[.C5]+2*SUM([.B8:.G8]))" office:value-type="float" office:value="0.195457738871097" calcext:value-type="float">
            <text:p>0.20</text:p>
          </table:table-cell>
          <table:table-cell table:formula="of:=[.B15]" office:value-type="float" office:value="0.195457738871097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 error up</text:p>
          </table:table-cell>
          <table:table-cell table:formula="of:=SQRT([.D1]*[.D1]+[.D2]*[.D2]+[.D3]*[.D3]+[.D4]*[.D4]+[.D5]*[.D5]+2*SUM([.B8:.G8]))" office:value-type="float" office:value="0.140891144365435" calcext:value-type="float">
            <text:p>0.14</text:p>
          </table:table-cell>
          <table:table-cell table:formula="of:=[.B16]" office:value-type="float" office:value="0.140891144365435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syst down</text:p>
          </table:table-cell>
          <table:table-cell table:formula="of:=SQRT([.E1]*[.E1]+[.E2]*[.E2]+[.E3]*[.E3]+[.E4]*[.E4]+[.E5]*[.E5]+[.B11]*[.B11])" office:value-type="float" office:value="0.013624518456544" calcext:value-type="float">
            <text:p>0.01</text:p>
          </table:table-cell>
          <table:table-cell table:formula="of:=[.B17]" office:value-type="float" office:value="0.013624518456544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syst up</text:p>
          </table:table-cell>
          <table:table-cell table:formula="of:=SQRT([.F1]*[.F1]+[.F2]*[.F2]+[.F3]*[.F3]+[.F4]*[.F4]+[.F5]*[.F5]+[.B11]*[.B11])" office:value-type="float" office:value="0.014270018269355" calcext:value-type="float">
            <text:p>0.01</text:p>
          </table:table-cell>
          <table:table-cell table:formula="of:=[.B18]" office:value-type="float" office:value="0.014270018269355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down</text:p>
          </table:table-cell>
          <table:table-cell table:formula="of:=SQRT([.B17]*[.B17]+[.B10]*[.B10]+[.B11]*[.B11])" office:value-type="float" office:value="0.0641771856186452" calcext:value-type="float">
            <text:p>0.06</text:p>
          </table:table-cell>
          <table:table-cell table:formula="of:=[.B19]" office:value-type="float" office:value="0.0641771856186452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 up</text:p>
          </table:table-cell>
          <table:table-cell table:formula="of:=SQRT([.B18]*[.B18]+[.B10]*[.B10]+[.B11]*[.B11])" office:value-type="float" office:value="0.0643173154925254" calcext:value-type="float">
            <text:p>0.06</text:p>
          </table:table-cell>
          <table:table-cell table:formula="of:=[.B20]" office:value-type="float" office:value="0.0643173154925254" calcext:value-type="float">
            <text:p>0.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 error down</text:p>
          </table:table-cell>
          <table:table-cell table:formula="of:=SQRT([.B15]*[.B15]+[.B19]*[.B19])" office:value-type="float" office:value="0.205724181462783" calcext:value-type="float">
            <text:p>0.21</text:p>
          </table:table-cell>
          <table:table-cell table:formula="of:=[.B21]" office:value-type="float" office:value="0.205724181462783" calcext:value-type="float">
            <text:p>0.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 error up</text:p>
          </table:table-cell>
          <table:table-cell table:formula="of:=SQRT([.B16]*[.B16]+[.B20]*[.B20])" office:value-type="float" office:value="0.154877472967398" calcext:value-type="float">
            <text:p>0.15</text:p>
          </table:table-cell>
          <table:table-cell table:formula="of:=[.B22]" office:value-type="float" office:value="0.154877472967398" calcext:value-type="float">
            <text:p>0.1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15:38:42.661409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16:42.512160347</meta:creation-date>
    <dc:date>2015-10-30T13:24:08.425000357</dc:date>
    <meta:editing-duration>PT1H20M59S</meta:editing-duration>
    <meta:editing-cycles>18</meta:editing-cycles>
    <meta:generator>LibreOffice/4.2.8.2$Linux_X86_64 LibreOffice_project/420$Build-2</meta:generator>
    <meta:document-statistic meta:table-count="1" meta:cell-count="77" meta:object-count="0"/>
  </office:meta>
</office:document-meta>
</file>